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7.85cm" fo:min-width="20.00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4.85cm" fo:min-width="20.007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10.35cm" fo:min-width="20.007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0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7.93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8.33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088cm"/>
    </style:style>
    <style:style style:name="gr10" style:family="graphic" style:parent-style-name="standard">
      <style:graphic-properties draw:stroke="none" svg:stroke-color="#000000" draw:fill="none" draw:fill-color="#ffffff" fo:min-height="0.5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6.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5.549cm" fo:min-width="7.9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549cm" fo:min-width="8.3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0.25cm" fo:min-width="20cm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7.949cm" fo:min-width="17.157cm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2.05cm" fo:min-width="20cm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9.342cm" fo:min-width="17.15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tyle="italic" fo:font-weight="bold"/>
    </style:style>
    <style:style style:name="P4" style:family="paragraph">
      <loext:graphic-properties draw:fill="none" draw:fill-color="#ffffff"/>
      <style:text-properties fo:font-size="14pt" fo:font-style="italic" fo:font-weight="bold" style:font-size-asian="14pt" style:font-size-complex="14pt"/>
    </style:style>
    <style:style style:name="P5" style:family="paragraph">
      <style:text-properties fo:font-style="italic" style:text-underline-style="solid" style:text-underline-width="auto" style:text-underline-color="font-color" fo:font-weight="bold"/>
    </style:style>
    <style:style style:name="P6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607cm" svg:height="8.2cm" svg:x="0.2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07cm" svg:height="5.2cm" svg:x="0.2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07cm" svg:height="10.7cm" svg:x="0.2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89cm" svg:height="0.6cm" svg:x="1.77cm" svg:y="2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31cm" svg:height="1.505cm" svg:x="2.269cm" svg:y="2.8cm">
          <draw:text-box>
            <text:p><text:span text:style-name="T1">Obst</text:span></text:p>
          </draw:text-box>
        </draw:frame>
        <draw:custom-shape draw:style-name="gr4" draw:text-style-name="P1" draw:layer="layout" svg:width="0.589cm" svg:height="0.6cm" svg:x="10.307cm" svg:y="2.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74cm" svg:height="0.878cm" svg:x="10.806cm" svg:y="2.8cm">
          <draw:text-box>
            <text:p><text:span text:style-name="T1">Gemüse</text:span></text:p>
          </draw:text-box>
        </draw:frame>
        <draw:custom-shape draw:style-name="gr7" draw:text-style-name="P1" draw:layer="layout" svg:width="8.439cm" svg:height="3.4cm" svg:x="1.7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8.831cm" svg:height="3.4cm" svg:x="10.406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89cm" svg:height="0.6cm" svg:x="1.77cm" svg:y="7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7.6cm">
          <draw:text-box>
            <text:p><text:span text:style-name="T1">Wurst</text:span></text:p>
          </draw:text-box>
        </draw:frame>
        <draw:custom-shape draw:style-name="gr4" draw:text-style-name="P1" draw:layer="layout" svg:width="0.589cm" svg:height="0.6cm" svg:x="6.382cm" svg:y="7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6.881cm" svg:y="7.6cm">
          <draw:text-box>
            <text:p><text:span text:style-name="T1">Käse</text:span></text:p>
          </draw:text-box>
        </draw:frame>
        <draw:custom-shape draw:style-name="gr9" draw:text-style-name="P1" draw:layer="layout" svg:width="0.588cm" svg:height="0.6cm" svg:x="10.406cm" svg:y="7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7.6cm">
          <draw:text-box>
            <text:p><text:span text:style-name="T1">Schmalz</text:span></text:p>
          </draw:text-box>
        </draw:frame>
        <draw:custom-shape draw:style-name="gr4" draw:text-style-name="P1" draw:layer="layout" svg:width="0.589cm" svg:height="0.6cm" svg:x="15.018cm" svg:y="7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84cm" svg:height="1.505cm" svg:x="15.516cm" svg:y="7.6cm">
          <draw:text-box>
            <text:p><text:span text:style-name="T1">Vegetarischer </text:span></text:p>
            <text:p><text:span text:style-name="T1">Aufstrich</text:span></text:p>
          </draw:text-box>
        </draw:frame>
        <draw:custom-shape draw:style-name="gr4" draw:text-style-name="P1" draw:layer="layout" svg:width="0.589cm" svg:height="0.6cm" svg:x="1.77cm" svg:y="9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9.101cm">
          <draw:text-box>
            <text:p><text:span text:style-name="T1">Pesto</text:span></text:p>
          </draw:text-box>
        </draw:frame>
        <draw:custom-shape draw:style-name="gr4" draw:text-style-name="P1" draw:layer="layout" svg:width="0.589cm" svg:height="0.6cm" svg:x="6.382cm" svg:y="9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6.881cm" svg:y="9.101cm">
          <draw:text-box>
            <text:p><text:span text:style-name="T1">Joghurt</text:span></text:p>
          </draw:text-box>
        </draw:frame>
        <draw:custom-shape draw:style-name="gr9" draw:text-style-name="P1" draw:layer="layout" svg:width="0.588cm" svg:height="0.6cm" svg:x="10.406cm" svg:y="9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9.101cm">
          <draw:text-box>
            <text:p><text:span text:style-name="T1">Toast</text:span></text:p>
          </draw:text-box>
        </draw:frame>
        <draw:custom-shape draw:style-name="gr4" draw:text-style-name="P1" draw:layer="layout" svg:width="0.589cm" svg:height="0.6cm" svg:x="15.018cm" svg:y="9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9.101cm">
          <draw:text-box>
            <text:p><text:span text:style-name="T1">Süßer Aufstrich</text:span></text:p>
          </draw:text-box>
        </draw:frame>
        <draw:custom-shape draw:style-name="gr4" draw:text-style-name="P1" draw:layer="layout" svg:width="0.589cm" svg:height="0.6cm" svg:x="1.77cm" svg:y="10.7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0.601cm">
          <draw:text-box>
            <text:p><text:span text:style-name="T1">Schokolade</text:span></text:p>
          </draw:text-box>
        </draw:frame>
        <draw:custom-shape draw:style-name="gr4" draw:text-style-name="P1" draw:layer="layout" svg:width="0.589cm" svg:height="0.6cm" svg:x="6.382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0.7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0.601cm">
          <draw:text-box>
            <text:p><text:span text:style-name="T1">Eis</text:span></text:p>
          </draw:text-box>
        </draw:frame>
        <draw:custom-shape draw:style-name="gr4" draw:text-style-name="P1" draw:layer="layout" svg:width="0.589cm" svg:height="0.6cm" svg:x="15.018cm" svg:y="10.7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10.601cm">
          <draw:text-box>
            <text:p><text:span text:style-name="T1">Fruchtgummi</text:span></text:p>
          </draw:text-box>
        </draw:frame>
        <draw:frame draw:style-name="gr6" draw:text-style-name="P2" draw:layer="layout" svg:width="5.683cm" svg:height="0.878cm" svg:x="6.881cm" svg:y="10.601cm">
          <draw:text-box>
            <text:p><text:span text:style-name="T1">Chips</text:span></text:p>
          </draw:text-box>
        </draw:frame>
        <draw:custom-shape draw:style-name="gr4" draw:text-style-name="P1" draw:layer="layout" svg:width="0.589cm" svg:height="0.6cm" svg:x="1.77cm" svg:y="12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2.101cm">
          <draw:text-box>
            <text:p><text:span text:style-name="T1">Milchpulver</text:span></text:p>
          </draw:text-box>
        </draw:frame>
        <draw:custom-shape draw:style-name="gr4" draw:text-style-name="P1" draw:layer="layout" svg:width="0.589cm" svg:height="0.6cm" svg:x="6.382cm" svg:y="12.2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2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2.101cm">
          <draw:text-box>
            <text:p><text:span text:style-name="T1">Gläschen</text:span></text:p>
          </draw:text-box>
        </draw:frame>
        <draw:custom-shape draw:style-name="gr4" draw:text-style-name="P1" draw:layer="layout" svg:width="0.589cm" svg:height="0.6cm" svg:x="15.018cm" svg:y="12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12.101cm">
          <draw:text-box>
            <text:p><text:span text:style-name="T1">Reiswaffeln</text:span></text:p>
          </draw:text-box>
        </draw:frame>
        <draw:frame draw:style-name="gr6" draw:text-style-name="P2" draw:layer="layout" svg:width="5.683cm" svg:height="0.878cm" svg:x="6.881cm" svg:y="12.101cm">
          <draw:text-box>
            <text:p><text:span text:style-name="T1">Fruchtmus</text:span></text:p>
          </draw:text-box>
        </draw:frame>
        <draw:frame draw:style-name="gr10" draw:text-style-name="P4" draw:layer="layout" svg:width="1.8cm" svg:height="0.802cm" draw:transform="rotate (-1.5707963267949) translate (20.707cm 7.3cm)">
          <draw:text-box>
            <text:p text:style-name="P3"><text:span text:style-name="T2">Food</text:span></text:p>
          </draw:text-box>
        </draw:frame>
        <draw:custom-shape draw:style-name="gr4" draw:text-style-name="P1" draw:layer="layout" svg:width="0.589cm" svg:height="0.6cm" svg:x="1.77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3.701cm">
          <draw:text-box>
            <text:p><text:span text:style-name="T1">Spülmittel</text:span></text:p>
          </draw:text-box>
        </draw:frame>
        <draw:custom-shape draw:style-name="gr4" draw:text-style-name="P1" draw:layer="layout" svg:width="0.589cm" svg:height="0.6cm" svg:x="6.382cm" svg:y="13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3.701cm">
          <draw:text-box>
            <text:p><text:span text:style-name="T1">Lappen</text:span></text:p>
          </draw:text-box>
        </draw:frame>
        <draw:custom-shape draw:style-name="gr4" draw:text-style-name="P1" draw:layer="layout" svg:width="0.589cm" svg:height="0.6cm" svg:x="15.018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13.701cm">
          <draw:text-box>
            <text:p><text:span text:style-name="T1">Tabs</text:span></text:p>
          </draw:text-box>
        </draw:frame>
        <draw:frame draw:style-name="gr6" draw:text-style-name="P2" draw:layer="layout" svg:width="5.683cm" svg:height="0.878cm" svg:x="6.881cm" svg:y="13.701cm">
          <draw:text-box>
            <text:p><text:span text:style-name="T1">Seife</text:span></text:p>
          </draw:text-box>
        </draw:frame>
        <draw:custom-shape draw:style-name="gr4" draw:text-style-name="P1" draw:layer="layout" svg:width="0.589cm" svg:height="0.6cm" svg:x="1.77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3.701cm">
          <draw:text-box>
            <text:p><text:span text:style-name="T1">Spülmittel</text:span></text:p>
          </draw:text-box>
        </draw:frame>
        <draw:custom-shape draw:style-name="gr4" draw:text-style-name="P1" draw:layer="layout" svg:width="0.589cm" svg:height="0.6cm" svg:x="6.382cm" svg:y="13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3.701cm">
          <draw:text-box>
            <text:p><text:span text:style-name="T1">Lappen</text:span></text:p>
          </draw:text-box>
        </draw:frame>
        <draw:custom-shape draw:style-name="gr4" draw:text-style-name="P1" draw:layer="layout" svg:width="0.589cm" svg:height="0.6cm" svg:x="15.018cm" svg:y="13.8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13.701cm">
          <draw:text-box>
            <text:p><text:span text:style-name="T1">Tabs</text:span></text:p>
          </draw:text-box>
        </draw:frame>
        <draw:frame draw:style-name="gr6" draw:text-style-name="P2" draw:layer="layout" svg:width="5.683cm" svg:height="0.878cm" svg:x="6.881cm" svg:y="13.701cm">
          <draw:text-box>
            <text:p><text:span text:style-name="T1">Seife</text:span></text:p>
          </draw:text-box>
        </draw:frame>
        <draw:custom-shape draw:style-name="gr4" draw:text-style-name="P1" draw:layer="layout" svg:width="0.589cm" svg:height="0.6cm" svg:x="1.77cm" svg:y="15.0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4.901cm">
          <draw:text-box>
            <text:p><text:span text:style-name="T1">Waschpulver</text:span></text:p>
          </draw:text-box>
        </draw:frame>
        <draw:custom-shape draw:style-name="gr4" draw:text-style-name="P1" draw:layer="layout" svg:width="0.589cm" svg:height="0.6cm" svg:x="6.382cm" svg:y="15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5.0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4.901cm">
          <draw:text-box>
            <text:p><text:span text:style-name="T1">Müllbeutel</text:span></text:p>
          </draw:text-box>
        </draw:frame>
        <draw:custom-shape draw:style-name="gr4" draw:text-style-name="P1" draw:layer="layout" svg:width="0.589cm" svg:height="0.6cm" svg:x="15.018cm" svg:y="15.0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5.516cm" svg:y="14.901cm">
          <draw:text-box>
            <text:p><text:span text:style-name="T1">Alufolie</text:span></text:p>
          </draw:text-box>
        </draw:frame>
        <draw:frame draw:style-name="gr6" draw:text-style-name="P2" draw:layer="layout" svg:width="5.683cm" svg:height="0.878cm" svg:x="6.881cm" svg:y="14.901cm">
          <draw:text-box>
            <text:p><text:span text:style-name="T1">Weichspüler</text:span></text:p>
          </draw:text-box>
        </draw:frame>
        <draw:custom-shape draw:style-name="gr4" draw:text-style-name="P1" draw:layer="layout" svg:width="0.589cm" svg:height="0.6cm" svg:x="1.77cm" svg:y="16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6.101cm">
          <draw:text-box>
            <text:p><text:span text:style-name="T1">Toilettenpapier</text:span></text:p>
          </draw:text-box>
        </draw:frame>
        <draw:custom-shape draw:style-name="gr4" draw:text-style-name="P1" draw:layer="layout" svg:width="0.589cm" svg:height="0.6cm" svg:x="6.382cm" svg:y="16.2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6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6.101cm">
          <draw:text-box>
            <text:p><text:span text:style-name="T1">Küchenrolle</text:span></text:p>
          </draw:text-box>
        </draw:frame>
        <draw:custom-shape draw:style-name="gr4" draw:text-style-name="P1" draw:layer="layout" svg:width="0.589cm" svg:height="0.6cm" svg:x="15.018cm" svg:y="16.2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6.881cm" svg:y="16.101cm">
          <draw:text-box>
            <text:p><text:span text:style-name="T1">Feuchtes Toi</text:span></text:p>
          </draw:text-box>
        </draw:frame>
        <draw:frame draw:style-name="gr11" draw:text-style-name="P6" draw:layer="layout" svg:width="8.751cm" svg:height="2.765cm" svg:x="6.125cm" svg:y="1cm">
          <draw:text-box>
            <text:p text:style-name="P5"><text:span text:style-name="T3">Einkaufsliste</text:span></text:p>
          </draw:text-box>
        </draw:frame>
        <draw:custom-shape draw:style-name="gr4" draw:text-style-name="P1" draw:layer="layout" svg:width="0.589cm" svg:height="0.6cm" svg:x="1.77cm" svg:y="17.3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2.269cm" svg:y="17.201cm">
          <draw:text-box>
            <text:p><text:span text:style-name="T1">Shampoo</text:span></text:p>
          </draw:text-box>
        </draw:frame>
        <draw:custom-shape draw:style-name="gr4" draw:text-style-name="P1" draw:layer="layout" svg:width="0.589cm" svg:height="0.6cm" svg:x="6.382cm" svg:y="17.3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8cm" svg:height="0.6cm" svg:x="10.406cm" svg:y="17.3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4cm" svg:height="0.878cm" svg:x="10.904cm" svg:y="17.201cm">
          <draw:text-box>
            <text:p><text:span text:style-name="T1">Deo</text:span></text:p>
          </draw:text-box>
        </draw:frame>
        <draw:custom-shape draw:style-name="gr4" draw:text-style-name="P1" draw:layer="layout" svg:width="0.589cm" svg:height="0.6cm" svg:x="15.018cm" svg:y="17.3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683cm" svg:height="0.878cm" svg:x="6.881cm" svg:y="17.201cm">
          <draw:text-box>
            <text:p><text:span text:style-name="T1">Zahnpasta</text:span></text:p>
          </draw:text-box>
        </draw:frame>
        <draw:frame draw:style-name="gr6" draw:text-style-name="P2" draw:layer="layout" svg:width="5.684cm" svg:height="0.878cm" svg:x="15.516cm" svg:y="17.201cm">
          <draw:text-box>
            <text:p><text:span text:style-name="T1">Creame</text:span></text:p>
          </draw:text-box>
        </draw:frame>
        <draw:frame draw:style-name="gr10" draw:text-style-name="P4" draw:layer="layout" svg:width="2.9cm" svg:height="0.802cm" draw:transform="rotate (-1.5707963267949) translate (20.613cm 14.3cm)">
          <draw:text-box>
            <text:p text:style-name="P3"><text:span text:style-name="T2">Non-Food</text:span></text:p>
          </draw:text-box>
        </draw:frame>
        <draw:frame draw:style-name="gr12" draw:text-style-name="P2" draw:layer="layout" svg:width="3.23cm" svg:height="0.879cm" svg:x="1.582cm" svg:y="18.9cm">
          <draw:text-box>
            <text:p><text:span text:style-name="T1">Samstag</text:span></text:p>
          </draw:text-box>
        </draw:frame>
        <draw:frame draw:style-name="gr6" draw:text-style-name="P2" draw:layer="layout" svg:width="2.74cm" svg:height="0.878cm" svg:x="10.119cm" svg:y="18.901cm">
          <draw:text-box>
            <text:p><text:span text:style-name="T1">Sonntag</text:span></text:p>
          </draw:text-box>
        </draw:frame>
        <draw:custom-shape draw:style-name="gr13" draw:text-style-name="P1" draw:layer="layout" svg:width="8.439cm" svg:height="5.799cm" svg:x="1.77cm" svg:y="2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8.831cm" svg:height="5.799cm" svg:x="10.406cm" svg:y="20.00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01cm" svg:height="0.962cm" svg:x="4.027cm" svg:y="18.8cm">
          <draw:text-box>
            <text:p>_______________</text:p>
          </draw:text-box>
        </draw:frame>
        <draw:frame draw:style-name="gr16" draw:text-style-name="P2" draw:layer="layout" svg:width="6.477cm" svg:height="0.962cm" svg:x="12.564cm" svg:y="18.8cm">
          <draw:text-box>
            <text:p>_________________</text:p>
          </draw:text-box>
        </draw:frame>
        <draw:frame draw:style-name="gr10" draw:text-style-name="P4" draw:layer="layout" svg:width="4cm" svg:height="0.802cm" draw:transform="rotate (-1.5707963267949) translate (20.613cm 20.8cm)">
          <draw:text-box>
            <text:p text:style-name="P3"><text:span text:style-name="T2">Wochenende</text:span></text:p>
          </draw:text-box>
        </draw:frame>
      </draw:page>
      <draw:page draw:name="page2" draw:style-name="dp1" draw:master-page-name="Standard">
        <draw:custom-shape draw:style-name="gr17" draw:text-style-name="P1" draw:layer="layout" svg:width="20.6cm" svg:height="10.6cm" svg:x="0.2cm" svg:y="2.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229cm" svg:height="0.879cm" svg:x="1.581cm" svg:y="3.2cm">
          <draw:text-box>
            <text:p><text:span text:style-name="T1">Angebote</text:span></text:p>
          </draw:text-box>
        </draw:frame>
        <draw:custom-shape draw:style-name="gr18" draw:text-style-name="P1" draw:layer="layout" svg:width="17.657cm" svg:height="8.199cm" svg:x="1.77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0.6cm" svg:height="12.4cm" svg:x="0.2cm" svg:y="13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14cm" svg:height="1.505cm" svg:x="1.581cm" svg:y="13.868cm">
          <draw:text-box>
            <text:p><text:span text:style-name="T1">Was fehlt noch / Ist alle</text:span></text:p>
          </draw:text-box>
        </draw:frame>
        <draw:custom-shape draw:style-name="gr20" draw:text-style-name="P1" draw:layer="layout" svg:width="17.657cm" svg:height="9.592cm" svg:x="1.77cm" svg:y="15.1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21:15:40.705000000</meta:creation-date>
    <dc:date>2017-03-09T22:11:07.526000000</dc:date>
    <meta:editing-duration>PT14M11S</meta:editing-duration>
    <meta:editing-cycles>2</meta:editing-cycles>
    <meta:generator>LibreOffice/5.0.5.2$Windows_x86 LibreOffice_project/55b006a02d247b5f7215fc6ea0fde844b30035b3</meta:generator>
    <meta:document-statistic meta:object-count="96"/>
  </office:meta>
</office:document-meta>
</file>